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dee492" style:font-name="FreeSans" fo:font-size="12pt" fo:font-weight="normal" fo:background-color="#282a36" style:font-size-asian="12pt" style:font-size-complex="12pt"/>
    </style:style>
    <style:style style:name="P2" style:family="paragraph" style:parent-style-name="Standard">
      <style:paragraph-properties fo:line-height="150%"/>
      <style:text-properties fo:color="#f6f6f4" style:font-name="FreeSans" fo:font-size="12pt" fo:font-weight="normal" officeooo:rsid="00069b93" officeooo:paragraph-rsid="00069b93" fo:background-color="#282a36" style:font-size-asian="12pt" style:font-size-complex="12pt"/>
    </style:style>
    <style:style style:name="P3" style:family="paragraph" style:parent-style-name="Standard">
      <style:paragraph-properties fo:line-height="150%"/>
      <style:text-properties fo:color="#f6f6f4" style:font-name="FreeSans" fo:font-size="12pt" fo:font-weight="normal" fo:background-color="#282a36" style:font-size-asian="12pt" style:font-size-complex="12pt"/>
    </style:style>
    <style:style style:name="P4" style:family="paragraph" style:parent-style-name="Standard">
      <style:paragraph-properties fo:line-height="150%"/>
      <style:text-properties fo:color="#f6f6f4" style:font-name="FreeSans" fo:font-size="12pt" fo:font-weight="normal" officeooo:paragraph-rsid="00069b93" fo:background-color="#282a36" style:font-size-asian="12pt" style:font-size-complex="12pt"/>
    </style:style>
    <style:style style:name="P5" style:family="paragraph" style:parent-style-name="Standard">
      <style:paragraph-properties fo:line-height="150%"/>
      <style:text-properties fo:color="#f6f6f4" style:font-name="FreeSans" fo:font-size="12pt" fo:font-weight="normal" officeooo:rsid="0007f51d" officeooo:paragraph-rsid="0007f51d" fo:background-color="#282a36" style:font-size-asian="12pt" style:font-size-complex="12pt"/>
    </style:style>
    <style:style style:name="P6" style:family="paragraph" style:parent-style-name="Standard">
      <style:paragraph-properties fo:line-height="150%"/>
      <style:text-properties fo:color="#f6f6f4" style:font-name="FreeSans" fo:font-size="12pt" fo:font-weight="normal" officeooo:rsid="000903da" officeooo:paragraph-rsid="000903da" fo:background-color="#282a36" style:font-size-asian="12pt" style:font-size-complex="12pt"/>
    </style:style>
    <style:style style:name="P7" style:family="paragraph" style:parent-style-name="Standard">
      <style:paragraph-properties fo:line-height="150%"/>
      <style:text-properties fo:color="#f6f6f4" style:font-name="FreeSans" fo:font-size="12pt" fo:font-weight="normal" officeooo:rsid="000cb1d8" officeooo:paragraph-rsid="000cb1d8" fo:background-color="#282a36" style:font-size-asian="12pt" style:font-size-complex="12pt"/>
    </style:style>
    <style:style style:name="P8" style:family="paragraph" style:parent-style-name="Standard">
      <style:paragraph-properties fo:line-height="150%"/>
      <style:text-properties fo:color="#000000" style:font-name="FreeSans" fo:font-size="12pt" fo:font-weight="normal" officeooo:rsid="00069b93" officeooo:paragraph-rsid="00069b93" fo:background-color="transparen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FreeSans" fo:font-size="12pt" style:text-underline-style="solid" style:text-underline-width="auto" style:text-underline-color="font-color" fo:font-weight="bold" officeooo:rsid="000e3f0c" officeooo:paragraph-rsid="000e3f0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style:font-name="FreeSans" fo:font-size="12pt" officeooo:rsid="00069b93" officeooo:paragraph-rsid="00069b93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FreeSans" fo:font-size="12pt" officeooo:rsid="0007f51d" officeooo:paragraph-rsid="0007f51d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FreeSans" fo:font-size="12pt" officeooo:rsid="000903da" officeooo:paragraph-rsid="000903da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FreeSans" fo:font-size="12pt" officeooo:rsid="000ae008" officeooo:paragraph-rsid="000ae008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FreeSans" fo:font-size="12pt" officeooo:rsid="000cb1d8" officeooo:paragraph-rsid="000cb1d8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FreeSans" fo:font-size="12pt" officeooo:rsid="000dbda3" officeooo:paragraph-rsid="000dbda3" style:font-size-asian="12pt" style:font-size-complex="12pt"/>
    </style:style>
    <style:style style:name="T1" style:family="text">
      <style:text-properties fo:color="#e7ee98"/>
    </style:style>
    <style:style style:name="T2" style:family="text">
      <style:text-properties fo:color="#e7ee98" officeooo:rsid="00069b93"/>
    </style:style>
    <style:style style:name="T3" style:family="text">
      <style:text-properties fo:color="#e7ee98" officeooo:rsid="000dbda3"/>
    </style:style>
    <style:style style:name="T4" style:family="text">
      <style:text-properties fo:color="#dee492"/>
    </style:style>
    <style:style style:name="T5" style:family="text">
      <style:text-properties fo:color="#f286c4"/>
    </style:style>
    <style:style style:name="T6" style:family="text">
      <style:text-properties fo:color="#62e884"/>
    </style:style>
    <style:style style:name="T7" style:family="text">
      <style:text-properties fo:color="#62e884" fo:font-style="italic"/>
    </style:style>
    <style:style style:name="T8" style:family="text">
      <style:text-properties officeooo:rsid="000cb1d8"/>
    </style:style>
    <style:style style:name="T9" style:family="text">
      <style:text-properties fo:font-weight="bold" officeooo:rsid="000cb1d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b1d8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LA 09 – TABELAS EM COMPONENTES.</text:p>
      <text:p text:style-name="P10"/>
      <text:p text:style-name="P10">Bom Galera agora vamos fazer o seguinte, vamos trabalhar com tabelas utilizando componente, </text:p>
      <text:p text:style-name="P10">para fazer isso vamos primeiro montar a estrutura da nossa tabela, </text:p>
      <text:p text:style-name="P10">então vamos la, vou criar a tabela, adicionar o cabeçalho com os titulos das colunas, em seguida vou adicionar o corpo da nossa tabela e vou adicionar os valores das colunas. E vamos ao navegador ver como está.</text:p>
      <text:p text:style-name="P2"><text:span text:style-name="T1">&lt;table style="width: 100%;"&gt;</text:span><text:span text:style-name="T4">'</text:span><text:span text:style-name="T5">+</text:span></text:p>
      <text:p text:style-name="P3"><text:span text:style-name="T4">'</text:span><text:span text:style-name="T1">&lt;thead&gt;</text:span><text:span text:style-name="T4">'</text:span><text:span text:style-name="T5">+</text:span></text:p>
      <text:p text:style-name="P3"><text:span text:style-name="T4">'</text:span><text:span text:style-name="T1">&lt;tr&gt;</text:span><text:span text:style-name="T4">'</text:span><text:span text:style-name="T5">+</text:span></text:p>
      <text:p text:style-name="P4"><text:span text:style-name="T4">'</text:span><text:span text:style-name="T1"> &lt;th </text:span><text:span text:style-name="T2">&gt;titulo</text:span><text:span text:style-name="T1">&lt;/th&gt;</text:span><text:span text:style-name="T4">'</text:span><text:span text:style-name="T5">+</text:span><text:span text:style-name="T1">&lt;th </text:span><text:span text:style-name="T2">&gt;e-mail</text:span><text:span text:style-name="T1">&lt;/th&gt;</text:span><text:span text:style-name="T4">'</text:span></text:p>
      <text:p text:style-name="P3"><text:span text:style-name="T4">'</text:span><text:span text:style-name="T1"> &lt;/tr&gt;</text:span><text:span text:style-name="T4">'</text:span><text:span text:style-name="T5">+</text:span></text:p>
      <text:p text:style-name="P3"><text:span text:style-name="T4">'</text:span><text:span text:style-name="T1"> &lt;/thead&gt;</text:span><text:span text:style-name="T4">'</text:span><text:span text:style-name="T5">+</text:span></text:p>
      <text:p text:style-name="P3"><text:span text:style-name="T4">'</text:span><text:span text:style-name="T1"> &lt;tbody&gt;</text:span><text:span text:style-name="T4">'</text:span><text:span text:style-name="T5">+</text:span></text:p>
      <text:p text:style-name="P3"><text:span text:style-name="T4">'</text:span><text:span text:style-name="T1"> &lt;tr &gt;</text:span><text:span text:style-name="T4">'</text:span><text:span text:style-name="T5">+</text:span></text:p>
      <text:p text:style-name="P4"><text:span text:style-name="T4">''</text:span><text:span text:style-name="T1">&lt;td &gt;</text:span><text:span text:style-name="T2">Titulo</text:span><text:span text:style-name="T1">&lt;/td&gt;</text:span><text:span text:style-name="T4">'</text:span><text:span text:style-name="T5">+</text:span><text:span text:style-name="T1">&lt;td &gt;</text:span><text:span text:style-name="T2">email</text:span><text:span text:style-name="T1">&lt;/td&gt;</text:span><text:span text:style-name="T4">'</text:span><text:span text:style-name="T5">+</text:span></text:p>
      <text:p text:style-name="P3"><text:span text:style-name="T4">'</text:span><text:span text:style-name="T1">&lt;/tr&gt;</text:span><text:span text:style-name="T4">'</text:span><text:span text:style-name="T5">+</text:span></text:p>
      <text:p text:style-name="P3"><text:span text:style-name="T4">'</text:span><text:span text:style-name="T1">&lt;/tbody&gt;</text:span><text:span text:style-name="T4">'</text:span><text:span text:style-name="T5">+</text:span></text:p>
      <text:p text:style-name="P3"><text:span text:style-name="T4">'</text:span><text:span text:style-name="T1">&lt;/table&gt;</text:span><text:span text:style-name="T4">'</text:span></text:p>
      <text:p text:style-name="P1"/>
      <text:p text:style-name="P1"/>
      <text:p text:style-name="P8">bom feito isso agora vamos fazer o seguinte, temos que ir ao nosso javascript e agora vamos criar um outro componente e vamos chama-lo de cyber-tabela, feito isso, agora vamos fazer o seguinte, a nossa tabela tem que ser passada atravéz do nosso componente, mas não só isso, assim como na aula anterior, ela precisa também ser dinamica, então para isso vamos primeiro recortar a nossa tabela html e adicionar aqui no nosso template</text:p>
      <text:p text:style-name="P10"/>
      <text:p text:style-name="P2">template<text:span text:style-name="T5">:</text:span><text:span text:style-name="T4">'</text:span><text:span text:style-name="T1">&lt;table style="width: 100%;"&gt;</text:span><text:span text:style-name="T4">'</text:span><text:span text:style-name="T5">+</text:span></text:p>
      <text:p text:style-name="P3"><text:span text:style-name="T4">'</text:span><text:span text:style-name="T1">&lt;thead&gt;</text:span><text:span text:style-name="T4">'</text:span><text:span text:style-name="T5">+</text:span></text:p>
      <text:p text:style-name="P3"><text:span text:style-name="T4">'</text:span><text:span text:style-name="T1">&lt;tr&gt;</text:span><text:span text:style-name="T4">'</text:span><text:span text:style-name="T5">+</text:span></text:p>
      <text:p text:style-name="P3"><text:span text:style-name="T4">'</text:span><text:span text:style-name="T1"> &lt;th v-for="titulo in titulos"&gt;{{titulo}}&lt;/th&gt;</text:span><text:span text:style-name="T4">'</text:span><text:span text:style-name="T5">+</text:span></text:p>
      <text:p text:style-name="P3"><text:span text:style-name="T4">'</text:span><text:span text:style-name="T1"> &lt;/tr&gt;</text:span><text:span text:style-name="T4">'</text:span><text:span text:style-name="T5">+</text:span></text:p>
      <text:p text:style-name="P3"><text:span text:style-name="T4">'</text:span><text:span text:style-name="T1"> &lt;/thead&gt;</text:span><text:span text:style-name="T4">'</text:span><text:span text:style-name="T5">+</text:span></text:p>
      <text:p text:style-name="P3"><text:span text:style-name="T4">'</text:span><text:span text:style-name="T1"> &lt;tbody&gt;</text:span><text:span text:style-name="T4">'</text:span><text:span text:style-name="T5">+</text:span></text:p>
      <text:p text:style-name="P3"><text:span text:style-name="T4">'</text:span><text:span text:style-name="T1"> &lt;tr v-for="registro in registros"&gt;</text:span><text:span text:style-name="T4">'</text:span><text:span text:style-name="T5">+</text:span></text:p>
      <text:p text:style-name="P3"><text:span text:style-name="T4">'</text:span><text:span text:style-name="T1">&lt;td v-for="item in registro"&gt;{{item}}&lt;/td&gt;</text:span><text:span text:style-name="T4">'</text:span><text:span text:style-name="T5">+</text:span></text:p>
      <text:p text:style-name="P3"><text:soft-page-break/><text:span text:style-name="T4">'</text:span><text:span text:style-name="T1">&lt;/tr&gt;</text:span><text:span text:style-name="T4">'</text:span><text:span text:style-name="T5">+</text:span></text:p>
      <text:p text:style-name="P3"><text:span text:style-name="T4">'</text:span><text:span text:style-name="T1">&lt;/tbody&gt;</text:span><text:span text:style-name="T4">'</text:span><text:span text:style-name="T5">+</text:span></text:p>
      <text:p text:style-name="P3"><text:span text:style-name="T4">'</text:span><text:span text:style-name="T1">&lt;/table&gt;</text:span><text:span text:style-name="T4">'</text:span></text:p>
      <text:p text:style-name="P10"/>
      <text:p text:style-name="P11">bom vamos adicionar aspas simples em cada uma de nossas tags , e concatenalas com o +, bom feito isso vamos agora vamos adicionar o nosso componente ao html, adicionamos e salvamos, agora vamos no navegador como podem ver está funcionando perfeito a nossa tabela, agora que fizemos isso vamos, vamos fazer o seguinte vamos melhorar essa tabela para que ela possa tornar-se dinamica, vamos aqui no html, e vamos adicionar dois atributos, <text:s/>titulos e registros, ok, onde titulos, serão os titulos da minha tabela e registros as informações em cada dupla. </text:p>
      <text:p text:style-name="P5"/>
      <text:p text:style-name="P5">&lt;<text:span text:style-name="T5">cyber-tabela</text:span> <text:span text:style-name="T7">v-bind:titulos</text:span><text:span text:style-name="T5">=</text:span><text:span text:style-name="T4">"</text:span><text:span text:style-name="T1">['Titulo', 'Descrição' , 'link']</text:span><text:span text:style-name="T4">"</text:span> <text:span text:style-name="T7">v-bind:registros</text:span><text:span text:style-name="T5">=</text:span><text:span text:style-name="T4">"</text:span><text:span text:style-name="T1">registros</text:span><text:span text:style-name="T4">"</text:span>&gt;&lt;/<text:span text:style-name="T5">cyber-tabela</text:span>&gt;</text:p>
      <text:p text:style-name="P11"/>
      <text:p text:style-name="P5">Vue.<text:span text:style-name="T6">component</text:span>(<text:span text:style-name="T4">'</text:span><text:span text:style-name="T1">cyber-tabela</text:span><text:span text:style-name="T4">'</text:span>, {</text:p>
      <text:p text:style-name="P3">props<text:span text:style-name="T5">:</text:span>[<text:span text:style-name="T4">'</text:span><text:span text:style-name="T1">registros</text:span><text:span text:style-name="T4">'</text:span>, <text:span text:style-name="T4">'</text:span><text:span text:style-name="T1">titulos</text:span><text:span text:style-name="T4">'</text:span>],</text:p>
      <text:p text:style-name="P11"/>
      <text:p text:style-name="P11"/>
      <text:p text:style-name="P12">Feito isso vamos ao props do nosso componente tabela e vamos adicionar os nossos dois campos, os registros e os titulos, ok, bom vamos também no nosso html no atributo titulos da nossa tabela, adicionar os titulos de cada coluna, então vamos lá, </text:p>
      <text:p text:style-name="P12"/>
      <text:p text:style-name="P6"><text:span text:style-name="T7">titulos</text:span><text:span text:style-name="T5">=</text:span><text:span text:style-name="T4">"</text:span><text:span text:style-name="T1">['Titulo', 'Descrição' ]</text:span><text:span text:style-name="T4">"</text:span></text:p>
      <text:p text:style-name="P12"/>
      <text:p text:style-name="P13"/>
      <text:p text:style-name="P12"/>
      <text:p text:style-name="P13">bom agora <text:span text:style-name="T8">que fizemos isso, vamos ao nosso template, e nele vamos adicionar os valores dos nossos titulos no cabeçalho da nossa aplicação, para isso vamos utilizar primeiramente o v-bind em nosso atribuo, após isso vamos ao nosso th e lá vamos chamar </text:span><text:span text:style-name="T9">o v-for=”titulo in titulos”, </text:span><text:span text:style-name="T11">após isso </text:span></text:p>
      <text:p text:style-name="P14"><text:span text:style-name="T10">vamos adicionar interpolação de expressão, e vamos chamar <text:s/>a nossa vaiavel titulo., feito isso vamos ao nosso navegador e vamos testar. </text:span></text:p>
      <text:p text:style-name="P14"><text:span text:style-name="T10"/></text:p>
      <text:p text:style-name="P14"><text:span text:style-name="T10">Como podem ver todos os valores dos nossos titulos estão presentes em nosso navegador.</text:span></text:p>
      <text:p text:style-name="P14"><text:span text:style-name="T10"/></text:p>
      <text:p text:style-name="P14"><text:soft-page-break/><text:span text:style-name="T10">Agora que fizemos isso vamos trabalhar com nossos registros, para isso vamos também adicionar o v-bind no atributo registros, e em nosso objeto data, vamos criar outra variavel que vou chamar de registros, e nele vamos adicionar alguns objetos, com o valor de titulo e descrição.</text:span></text:p>
      <text:p text:style-name="P11"/>
      <text:p text:style-name="P11"/>
      <text:p text:style-name="P2">registros<text:span text:style-name="T5">:</text:span>[</text:p>
      <text:p text:style-name="P3">{titulo<text:span text:style-name="T5">:</text:span><text:span text:style-name="T4">'</text:span><text:span text:style-name="T1">Titulo 1</text:span><text:span text:style-name="T4">'</text:span>, descricao<text:span text:style-name="T5">:</text:span><text:span text:style-name="T4">'</text:span><text:span text:style-name="T1">Cyberschool</text:span><text:span text:style-name="T4">'</text:span>, link<text:span text:style-name="T5">:</text:span><text:span text:style-name="T4">"</text:span><text:span text:style-name="T1">tecinova.net</text:span><text:span text:style-name="T4">"</text:span>},</text:p>
      <text:p text:style-name="P3">{titulo<text:span text:style-name="T5">:</text:span><text:span text:style-name="T4">'</text:span><text:span text:style-name="T1">Titulo 2</text:span><text:span text:style-name="T4">'</text:span>, descricao<text:span text:style-name="T5">:</text:span><text:span text:style-name="T4">'</text:span><text:span text:style-name="T1">Cyberschool 2</text:span><text:span text:style-name="T4">'</text:span>, link<text:span text:style-name="T5">:</text:span><text:span text:style-name="T4">"</text:span><text:span text:style-name="T1">tecinova.net 1</text:span><text:span text:style-name="T4">"</text:span>},</text:p>
      <text:p text:style-name="P3">{titulo<text:span text:style-name="T5">:</text:span><text:span text:style-name="T4">'</text:span><text:span text:style-name="T1">Titulo 3</text:span><text:span text:style-name="T4">'</text:span>, descricao<text:span text:style-name="T5">:</text:span><text:span text:style-name="T4">'</text:span><text:span text:style-name="T1">Cyberschool 3</text:span><text:span text:style-name="T4">'</text:span>, link<text:span text:style-name="T5">:</text:span><text:span text:style-name="T4">"</text:span><text:span text:style-name="T1">tecinova.net</text:span><text:span text:style-name="T4">"</text:span>},</text:p>
      <text:p text:style-name="P3">{titulo<text:span text:style-name="T5">:</text:span><text:span text:style-name="T4">'</text:span><text:span text:style-name="T1">Titulo 4</text:span><text:span text:style-name="T4">'</text:span>, descricao<text:span text:style-name="T5">:</text:span><text:span text:style-name="T4">'</text:span><text:span text:style-name="T1">Cyberschool 4</text:span><text:span text:style-name="T4">'</text:span>, link<text:span text:style-name="T5">:</text:span><text:span text:style-name="T4">"</text:span><text:span text:style-name="T1">tecinova.net</text:span><text:span text:style-name="T4">"</text:span>}</text:p>
      <text:p text:style-name="P3">]</text:p>
      <text:p text:style-name="P10"/>
      <text:p text:style-name="P14">feitoisso vamos agora ao nosso atributo registro, e nele vamos adicionar nossa variavel registros, agora que fizemos isso, iremos ao nosso template novamente e iremos agora tratar dos valores de nossos registros.</text:p>
      <text:p text:style-name="P7"><text:span text:style-name="T4">'</text:span><text:span text:style-name="T1"> &lt;tr v-for="registro in registros"&gt;</text:span><text:span text:style-name="T4">'</text:span><text:span text:style-name="T5">+</text:span></text:p>
      <text:p text:style-name="P3"><text:span text:style-name="T4">'</text:span><text:span text:style-name="T1">&lt;td &gt;{{</text:span><text:span text:style-name="T3">registro.titulo</text:span><text:span text:style-name="T1">}}&lt;/td&gt;</text:span><text:span text:style-name="T4">'</text:span><text:span text:style-name="T5">+</text:span></text:p>
      <text:p text:style-name="P14"/>
      <text:p text:style-name="P14"/>
      <text:p text:style-name="P15">no meu tr vou criar um for, nele vou fazer uma busca nos meus itens de registro, feito isso ele vai me mostrar o resultado se formos testar em nosso navegador.</text:p>
      <text:p text:style-name="P15"/>
      <text:p text:style-name="P15">Bom mas o que acontece, da maneira como está ainda está pouco modular para utilizar esta tabela em outros projetos isso por conta <text:s/>que para isso precisaria sempre alterar aqui os valores par aminha tabela, para solucionar isso é bem simples, iremos excluir as duas colunas, vamos deixar apenas uma, e nela vamos adicionar um outro for, agora buscando os registros em meu registro.</text:p>
      <text:p text:style-name="P14"/>
      <text:p text:style-name="P7"><text:span text:style-name="T4">'</text:span><text:span text:style-name="T1"> &lt;tr v-for="registro in registros"&gt;</text:span><text:span text:style-name="T4">'</text:span><text:span text:style-name="T5">+</text:span></text:p>
      <text:p text:style-name="P3"><text:span text:style-name="T4">'</text:span><text:span text:style-name="T1">&lt;td v-for="item in registro"&gt;{{item}}&lt;/td&gt;</text:span><text:span text:style-name="T4">'</text:span><text:span text:style-name="T5">+</text:span></text:p>
      <text:p text:style-name="P3"><text:span text:style-name="T4">'</text:span><text:span text:style-name="T1">&lt;/tr&gt;</text:span><text:span text:style-name="T4">'</text:span><text:span text:style-name="T5">+</text:span></text:p>
      <text:p text:style-name="P14"/>
      <text:p text:style-name="P15">feito isso, agora testamos em nosso navegador, e como podem ver ele funcionou perfeitamente bem, bom pessoal no video de hoje é só isso, aguardo vocês no nosso próximo video, até lá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5:09:10.622692848</meta:creation-date>
    <dc:date>2020-05-04T23:51:33.527794864</dc:date>
    <meta:editing-duration>PT26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54" meta:word-count="669" meta:character-count="4444" meta:non-whitespace-character-count="3819"/>
  </office:meta>
</office:document-meta>
</file>